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743cm" table:align="left" fo:background-color="#fdfdfd">
        <style:background-image/>
      </style:table-properties>
    </style:style>
    <style:style style:name="Table1.A" style:family="table-column">
      <style:table-column-properties style:column-width="2.593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padding-left="0cm" fo:padding-right="0cm" fo:padding-top="0.212cm" fo:padding-bottom="0cm" fo:border-left="none" fo:border-right="none" fo:border-top="0.05pt solid #dddddd" fo:border-bottom="none"/>
    </style:style>
    <style:style style:name="P1" style:family="paragraph" style:parent-style-name="Standard">
      <style:text-properties officeooo:rsid="001f67dd" officeooo:paragraph-rsid="001f67dd"/>
    </style:style>
    <style:style style:name="P2" style:family="paragraph" style:parent-style-name="Standard">
      <style:text-properties officeooo:rsid="0026bb54" officeooo:paragraph-rsid="0026bb54"/>
    </style:style>
    <style:style style:name="P3" style:family="paragraph" style:parent-style-name="Standard">
      <style:text-properties officeooo:rsid="00278ecb" officeooo:paragraph-rsid="00278ecb"/>
    </style:style>
    <style:style style:name="P4" style:family="paragraph" style:parent-style-name="Standard">
      <style:text-properties fo:font-weight="bold" officeooo:rsid="0026bb54" officeooo:paragraph-rsid="0026bb54" style:font-weight-asian="bold" style:font-weight-complex="bold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6" style:family="paragraph" style:parent-style-name="Table_20_Contents">
      <style:paragraph-properties fo:line-height="142%"/>
    </style:style>
    <style:style style:name="P7" style:family="paragraph" style:parent-style-name="Table_20_Contents">
      <style:paragraph-properties fo:line-height="142%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2960b3"/>
    </style:style>
    <style:style style:name="P9" style:family="paragraph" style:parent-style-name="Text_20_body">
      <style:text-properties fo:font-weight="bold" officeooo:rsid="00278ecb" officeooo:paragraph-rsid="002960b3" style:font-weight-asian="bold" style:font-weight-complex="bold"/>
    </style:style>
    <style:style style:name="P10" style:family="paragraph" style:parent-style-name="Text_20_body">
      <style:text-properties officeooo:rsid="002c35e0" officeooo:paragraph-rsid="002c35e0"/>
    </style:style>
    <style:style style:name="P11" style:family="paragraph" style:parent-style-name="Text_20_body">
      <style:text-properties officeooo:rsid="002df242" officeooo:paragraph-rsid="002c35e0"/>
    </style:style>
    <style:style style:name="P12" style:family="paragraph" style:parent-style-name="Standard">
      <style:text-properties fo:font-weight="bold" officeooo:rsid="001f67dd" officeooo:paragraph-rsid="001f67d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8ecb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officeooo:rsid="00278ecb"/>
    </style:style>
    <style:style style:name="T6" style:family="text">
      <style:text-properties officeooo:rsid="002960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28.04.2018</text:p>
      <text:p text:style-name="P1"/>
      <text:p text:style-name="P2">19:15:43 Producer and Job Start</text:p>
      <text:p text:style-name="P2"/>
      <text:p text:style-name="P4">19:2<text:span text:style-name="T6">4</text:span></text:p>
      <text:p text:style-name="P2">All rescaled Operators: </text:p>
      <text:p text:style-name="P2"><text:span text:style-name="T2">Query3_RichWindowFunction</text:span>, Latency = 2350.1666666666665, throughput= 12713.627499999999, input rate= 0.0 , parallelism= 12, new parallelism= 14</text:p>
      <text:p text:style-name="P2"><text:span text:style-name="T2">Query4_RichCoGroupFunction</text:span>, Latency = 4480.75, throughput= 30890.466666666664, input rate= 0.0 , parallelism= 12, new parallelism= 14</text:p>
      <text:p text:style-name="P2"><text:span text:style-name="T2">Query5_RichCoGroupFunction</text:span>, Latency = 4967.083333333333, throughput= 36275.026666666665, input rate= 0.0 , parallelism= 12, new parallelism= 14</text:p>
      <text:p text:style-name="P2"/>
      <text:p text:style-name="P2">CPU-Usage of host ibm-power-2: 37.00000000000001 %</text:p>
      <text:p text:style-name="P2">RAM-Usage of host ibm-power-2: 41.50471698246718 %</text:p>
      <text:p text:style-name="P2"/>
      <text:p text:style-name="P2">CPU-Usage of host ibm-power-4: 28.416666666666668 %</text:p>
      <text:p text:style-name="P2">RAM-Usage of host ibm-power-4: 52.7584742604836 %</text:p>
      <text:p text:style-name="P2">Overall cluster Load: 0.3991996447740437</text:p>
      <text:p text:style-name="P2"/>
      <text:p text:style-name="P2">Overall cluster Memory Usage: 47.13159562147539 %</text:p>
      <text:p text:style-name="P2"/>
      <text:p text:style-name="P4">Offtime duration: 55.868506272</text:p>
      <text:p text:style-name="P2">StateSize: 3491781642.0</text:p>
      <text:p text:style-name="P2">Expected Minimal Improvement: 1.0</text:p>
      <text:p text:style-name="P2">NO SCALE OUT, JUST SCALE UP!</text:p>
      <text:p text:style-name="P2"/>
      <text:p text:style-name="P2"/>
      <text:p text:style-name="P3"/>
      <text:p text:style-name="P3"/>
      <table:table table:name="Table1" table:style-name="Table1">
        <table:table-column table:style-name="Table1.A" table:number-columns-repeated="8"/>
        <table:table-header-rows>
          <table:table-row>
            <table:table-cell table:style-name="Table1.A1" office:value-type="string">
              <text:p text:style-name="P6"><text:span text:style-name="Strong_20_Emphasis"><text:span text:style-name="T1">ID</text:span></text:span></text:p>
            </table:table-cell>
            <table:table-cell table:style-name="Table1.A1" office:value-type="string">
              <text:p text:style-name="P6"><text:span text:style-name="Strong_20_Emphasis"><text:span text:style-name="T1">Status</text:span></text:span></text:p>
            </table:table-cell>
            <table:table-cell table:style-name="Table1.A1" office:value-type="string">
              <text:p text:style-name="P6"><text:span text:style-name="Strong_20_Emphasis"><text:span text:style-name="T1">Acknowledged</text:span></text:span></text:p>
            </table:table-cell>
            <table:table-cell table:style-name="Table1.A1" office:value-type="string">
              <text:p text:style-name="P6"><text:span text:style-name="Strong_20_Emphasis"><text:span text:style-name="T1">Trigger Time</text:span></text:span></text:p>
            </table:table-cell>
            <table:table-cell table:style-name="Table1.A1" office:value-type="string">
              <text:p text:style-name="P6"><text:span text:style-name="Strong_20_Emphasis"><text:span text:style-name="T1">Latest Acknowledgement</text:span></text:span></text:p>
            </table:table-cell>
            <table:table-cell table:style-name="Table1.A1" office:value-type="string">
              <text:p text:style-name="P6"><text:span text:style-name="Strong_20_Emphasis"><text:span text:style-name="T1">End to End Duration</text:span></text:span></text:p>
            </table:table-cell>
            <table:table-cell table:style-name="Table1.A1" office:value-type="string">
              <text:p text:style-name="P6"><text:span text:style-name="Strong_20_Emphasis"><text:span text:style-name="T1">State Size</text:span></text:span></text:p>
            </table:table-cell>
            <table:table-cell table:style-name="Table1.A1" office:value-type="string">
              <text:p text:style-name="P6"><text:span text:style-name="Strong_20_Emphasis"><text:span text:style-name="T1">Buffered During Alignment</text:span></text:span></text:p>
            </table:table-cell>
          </table:table-row>
        </table:table-header-rows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 Completed <text:span text:style-name="T4">savepoint</text:span></text:p>
          </table:table-cell>
          <table:table-cell table:style-name="Table1.A2" office:value-type="string">
            <text:p text:style-name="P6">96/96 (100%)</text:p>
          </table:table-cell>
          <table:table-cell table:style-name="Table1.A2" office:value-type="string">
            <text:p text:style-name="P6">19:24:36</text:p>
          </table:table-cell>
          <table:table-cell table:style-name="Table1.A2" office:value-type="string">
            <text:p text:style-name="P6">19:25:32</text:p>
          </table:table-cell>
          <table:table-cell table:style-name="Table1.A2" office:value-type="string">
            <text:p text:style-name="P7">55s</text:p>
          </table:table-cell>
          <table:table-cell table:style-name="Table1.A2" office:value-type="string">
            <text:p text:style-name="P6">6.57 GB</text:p>
          </table:table-cell>
          <table:table-cell table:style-name="Table1.A2" office:value-type="string">
            <text:p text:style-name="P6">357 KB</text:p>
          </table:table-cell>
        </table:table-row>
      </table:table>
      <text:p text:style-name="P9"/>
      <text:p text:style-name="P8"><text:span text:style-name="T3">19:26:02</text:span><text:span text:style-name="T5"> Job Ready</text:span></text:p>
      <text:p text:style-name="P10"><text:span text:style-name="T2">20:26</text:span> Job Stop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0:51:45.151640563</meta:creation-date>
    <dc:date>2018-05-15T13:04:50.434057003</dc:date>
    <meta:editing-duration>PT1H1M51S</meta:editing-duration>
    <meta:editing-cycles>15</meta:editing-cycles>
    <meta:generator>LibreOffice/6.0.3.2$Linux_X86_64 LibreOffice_project/00m0$Build-2</meta:generator>
    <meta:document-statistic meta:table-count="1" meta:image-count="0" meta:object-count="0" meta:page-count="1" meta:paragraph-count="35" meta:word-count="138" meta:character-count="1097" meta:non-whitespace-character-count="992"/>
  </office:meta>
</office:document-meta>
</file>